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4"/><text:span text:style-name="T1">Translations</text:span></text:p>
      <text:p text:style-name="Standard"/>
      <text:p text:style-name="Standard"/>
      <text:p text:style-name="Standard"><text:s text:c="8"/>=&gt;The term "internationalization" (often abbreviated i18n) refers to the process of abstracting strings and other locale-specific pieces out of your application into a layer where they can be translated and converted based on the user's locale (i.e. language and country). For text, this means wrapping each with a function capable of translating the text (or "message") into the language of the user:</text:p>
      <text:p text:style-name="Standard"/>
      <text:p text:style-name="Standard"/>
      <text:p text:style-name="Standard"/>
      <text:p text:style-name="Standard"><text:s text:c="8"/>Example</text:p>
      <text:p text:style-name="Standard"/>
      <text:p text:style-name="Standard"><text:s text:c="12"/>// text will *always* print out in English</text:p>
      <text:p text:style-name="Standard"><text:s text:c="12"/>echo 'Hello World';</text:p>
      <text:p text:style-name="Standard"/>
      <text:p text:style-name="Standard"/>
      <text:p text:style-name="Standard"><text:s text:c="12"/>// text can be translated into the end-user's language or</text:p>
      <text:p text:style-name="Standard"><text:s text:c="12"/>// default to English</text:p>
      <text:p text:style-name="Standard"><text:s text:c="12"/>echo $translator-&gt;trans('Hello World');</text:p>
      <text:p text:style-name="Standard"/>
      <text:p text:style-name="Standard"/>
      <text:p text:style-name="Standard"/>
      <text:p text:style-name="Standard"/>
      <text:p text:style-name="Standard"><text:s text:c="8"/>=&gt;The term locale refers roughly to the user's language and country.</text:p>
      <text:p text:style-name="Standard"><text:s text:c="8"/>=&gt;It can be any string that your application uses to manage translations and other format differences (e.g. currency format).</text:p>
      <text:p text:style-name="Standard"><text:s text:c="8"/>=&gt;The ISO 639-1 language code, an underscore (_), then the ISO 3166-1 alpha-2 country code (e.g. fr_FR for French/France) is recommended.</text:p>
      <text:p text:style-name="Standard"/>
      <text:p text:style-name="Standard"><text:s text:c="8"/>=&gt;Translations can be organized into groups, called domains.</text:p>
      <text:p text:style-name="Standard"><text:s text:c="8"/>=&gt;By default, all messages use the default messages domain:</text:p>
      <text:p text:style-name="Standard"/>
      <text:p text:style-name="Standard"/>
      <text:p text:style-name="Standard"><text:s text:c="12"/>Example</text:p>
      <text:p text:style-name="Standard"/>
      <text:p text:style-name="Standard"><text:s text:c="16"/>echo $translator-&gt;trans('Hello World', domain: 'messages');</text:p>
      <text:p text:style-name="Standard"/>
      <text:p text:style-name="Standard"/>
      <text:p text:style-name="Standard"><text:s text:c="9"/>=&gt;The translation process has several steps:</text:p>
      <text:p text:style-name="Standard"/>
      <text:p text:style-name="Standard"><text:s text:c="12"/>1.Enable and configure Symfony's translation service;</text:p>
      <text:p text:style-name="Standard"><text:s text:c="12"/>2.Abstract strings (i.e. "messages") by wrapping them in calls to the Translator ("Translations");</text:p>
      <text:p text:style-name="Standard"><text:s text:c="12"/>3.Create translation resources/files for each supported locale that translate each message in the application;</text:p>
      <text:p text:style-name="Standard"><text:s text:c="12"/>4.Determine, set and manage the user's locale for the request and optionally on the user's entire session.</text:p>
      <text:p text:style-name="Standard"/>
      <text:p text:style-name="Standard"/>
      <text:p text:style-name="Standard"/>
      <text:p text:style-name="Standard"><text:s text:c="4"/>=&gt;Installation</text:p>
      <text:p text:style-name="Standard"><text:soft-page-break/></text:p>
      <text:p text:style-name="Standard"><text:s text:c="12"/>=&gt;First, run this command to install the translator before using it:</text:p>
      <text:p text:style-name="Standard"/>
      <text:p text:style-name="Standard"><text:s text:c="20"/>composer require symfony/translation</text:p>
      <text:p text:style-name="Standard"/>
      <text:p text:style-name="Standard"/>
      <text:p text:style-name="Standard"><text:s text:c="3"/>=&gt;Configuration</text:p>
      <text:p text:style-name="Standard"/>
      <text:p text:style-name="Standard"><text:s text:c="12"/>=&gt;The previous command creates an initial config file where you can define the default locale of the application and the directory where the translation files are located:</text:p>
      <text:p text:style-name="Standard"/>
      <text:p text:style-name="Standard"><text:s text:c="12"/>Yaml</text:p>
      <text:p text:style-name="Standard"><text:s text:c="16"/># config/packages/translation.yaml</text:p>
      <text:p text:style-name="Standard"/>
      <text:p text:style-name="Standard"><text:s text:c="16"/>framework:</text:p>
      <text:p text:style-name="Standard"><text:s text:c="20"/>default_locale: 'en'</text:p>
      <text:p text:style-name="Standard"><text:s text:c="22"/>translator:</text:p>
      <text:p text:style-name="Standard"><text:s text:c="26"/>default_path: '%kernel.project_dir%/translations'</text:p>
      <text:p text:style-name="Standard"/>
      <text:p text:style-name="Standard"/>
      <text:p text:style-name="Standard"/>
      <text:p text:style-name="Standard"><text:s text:c="4"/>=&gt;Basic Translation</text:p>
      <text:p text:style-name="Standard"/>
      <text:p text:style-name="Standard"><text:s text:c="12"/>=&gt;Translation of text is done through the translator service (Translator).</text:p>
      <text:p text:style-name="Standard"><text:s text:c="12"/>=&gt;To translate a block of text (called a message),</text:p>
      <text:p text:style-name="Standard"><text:s text:c="12"/>=&gt;use the trans() method</text:p>
      <text:p text:style-name="Standard"/>
      <text:p text:style-name="Standard"><text:s text:c="12"/>Example</text:p>
      <text:p text:style-name="Standard"/>
      <text:p text:style-name="Standard"/>
      <text:p text:style-name="Standard"><text:s text:c="16"/>use Symfony\Contracts\Translation\TranslatorInterface;</text:p>
      <text:p text:style-name="Standard"/>
      <text:p text:style-name="Standard"/>
      <text:p text:style-name="Standard"><text:s text:c="16"/>public function index(TranslatorInterface $translator)</text:p>
      <text:p text:style-name="Standard"><text:s text:c="16"/>{</text:p>
      <text:p text:style-name="Standard"><text:s text:c="20"/>$translated = $translator-&gt;trans('Symfony is great');</text:p>
      <text:p text:style-name="Standard"/>
      <text:p text:style-name="Standard"><text:s text:c="20"/>// ...</text:p>
      <text:p text:style-name="Standard"><text:s text:c="16"/>}</text:p>
      <text:p text:style-name="Standard"/>
      <text:p text:style-name="Standard"><text:s text:c="16"/>"$translator-&gt;trans('Symfony is great');"</text:p>
      <text:p text:style-name="Standard"/>
      <text:p text:style-name="Standard"/>
      <text:p text:style-name="Standard"/>
      <text:p text:style-name="Standard"><text:s text:c="12"/>=&gt;you need to tell Symfony how to translate the message via a "translation resource"</text:p>
      <text:p text:style-name="Standard"/>
      <text:p text:style-name="Standard"><text:s text:c="12"/>=&gt;create the translate file for diffrent lange and county code <text:s text:c="4"/>for get Translation message</text:p>
      <text:p text:style-name="Standard"><text:s text:c="16"/># translations/messages.fr.yaml</text:p>
      <text:p text:style-name="Standard"/>
      <text:p text:style-name="Standard"><text:s text:c="20"/>Symfony is great: J'aime Symfony</text:p>
      <text:p text:style-name="Standard"/>
      <text:p text:style-name="Standard"><text:s text:c="6"/>=&gt;Using Real or Keyword Messages</text:p>
      <text:p text:style-name="Standard"><text:soft-page-break/></text:p>
      <text:p text:style-name="Standard"/>
      <text:p text:style-name="Standard"><text:s text:c="20"/>two differences way to show the translate message</text:p>
      <text:p text:style-name="Standard"/>
      <text:p text:style-name="Standard"><text:s text:c="20"/>$translator-&gt;trans('Symfony is great');</text:p>
      <text:p text:style-name="Standard"/>
      <text:p text:style-name="Standard"><text:s text:c="20"/>$translator-&gt;trans('symfony.great');</text:p>
      <text:p text:style-name="Standard"/>
      <text:p text:style-name="Standard"/>
      <text:p text:style-name="Standard"><text:s text:c="12"/>=&gt;That message is then used as the "id" when creating translations.</text:p>
      <text:p text:style-name="Standard"/>
      <text:p text:style-name="Standard"><text:s text:c="12"/>=&gt;In the second method, messages are actually "keywords" that convey the idea of the message.</text:p>
      <text:p text:style-name="Standard"/>
      <text:p text:style-name="Standard"/>
      <text:p text:style-name="Standard"><text:s text:c="5"/>=&gt;Additionally, the php and yaml file formats support nested ids to avoid repeating yourself if you use keywords instead of real text for your ids:</text:p>
      <text:p text:style-name="Standard"/>
      <text:p text:style-name="Standard"/>
      <text:p text:style-name="Standard"><text:s text:c="12"/>symfony:</text:p>
      <text:p text:style-name="Standard"><text:s text:c="16"/>is:</text:p>
      <text:p text:style-name="Standard"><text:s text:c="20"/># id is symfony.is.great</text:p>
      <text:p text:style-name="Standard"><text:s text:c="20"/>great: Symfony is great</text:p>
      <text:p text:style-name="Standard"><text:s text:c="20"/># id is symfony.is.amazing</text:p>
      <text:p text:style-name="Standard"><text:s text:c="20"/>amazing: Symfony is amazing</text:p>
      <text:p text:style-name="Standard"><text:s text:c="16"/>has:</text:p>
      <text:p text:style-name="Standard"><text:s text:c="20"/># id is symfony.has.bundles</text:p>
      <text:p text:style-name="Standard"><text:s text:c="20"/>bundles: Symfony has bundles</text:p>
      <text:p text:style-name="Standard"/>
      <text:p text:style-name="Standard"><text:s text:c="18"/>Example</text:p>
      <text:p text:style-name="Standard"/>
      <text:p text:style-name="Standard"><text:s text:c="19"/>$translator-&gt;trans('symfony.is.great'); <text:s text:c="2"/>Symfony is great</text:p>
      <text:p text:style-name="Standard"/>
      <text:p text:style-name="Standard"><text:s text:c="8"/>=&gt;The Translation Process</text:p>
      <text:p text:style-name="Standard"><text:s text:c="16"/>=&gt;A catalog of translated messages is loaded from translation resources defined for the locale (e.g. fr_FR). Messages from the fallback locale are also loaded and added to the catalog if they don't already exist. The end result is a large "dictionary" of translations.</text:p>
      <text:p text:style-name="Standard"><text:s text:c="16"/>=&gt;If the message is located in the catalog, the translation is returned. If not, the translator returns the original message.</text:p>
      <text:p text:style-name="Standard"/>
      <text:p text:style-name="Standard"/>
      <text:p text:style-name="Standard"/>
      <text:p text:style-name="Standard"><text:s text:c="3"/>=&gt;Message Format</text:p>
      <text:p text:style-name="Standard"/>
      <text:p text:style-name="Standard"><text:s text:c="8"/>Sometimes, a message containing a variable needs to be translated:</text:p>
      <text:p text:style-name="Standard"/>
      <text:p text:style-name="Standard"><text:s text:c="12"/>// ...</text:p>
      <text:p text:style-name="Standard"><text:s text:c="12"/>$translated = $translator-&gt;trans('Hello '.$name);</text:p>
      <text:p text:style-name="Standard"/>
      <text:p text:style-name="Standard"><text:s text:c="8"/>=&gt;However, creating a translation for this string is impossible since the translator will try to look up the message including the variable portions (e.g. "Hello Ryan" or "Hello Fabien").</text:p>
      <text:p text:style-name="Standard"/>
      <text:p text:style-name="Standard"><text:soft-page-break/><text:s text:c="10"/>Hello DEv</text:p>
      <text:p text:style-name="Standard"/>
      <text:p text:style-name="Standard"/>
      <text:p text:style-name="Standard"/>
      <text:p text:style-name="Standard"><text:s text:c="3"/>=&gt;Translatable Objects</text:p>
      <text:p text:style-name="Standard"/>
      <text:p text:style-name="Standard"/>
      <text:p text:style-name="Standard"><text:s text:c="12"/>=&gt;Sometimes translating contents in templates is cumbersome because you need the original message, the translation parameters and the translation domain for each content. Making the translation in the controller or services simplifies your templates, but requires injecting the translator service in different parts of your application and mocking it in your tests.</text:p>
      <text:p text:style-name="Standard"/>
      <text:p text:style-name="Standard"><text:s text:c="12"/>=&gt;Instead of translating a string at the time of creation, you can use a "translatable object",</text:p>
      <text:p text:style-name="Standard"/>
      <text:p text:style-name="Standard"/>
      <text:p text:style-name="Standard"><text:s text:c="12"/>Example</text:p>
      <text:p text:style-name="Standard"/>
      <text:p text:style-name="Standard"><text:s text:c="16"/>use Symfony\Component\Translation\TranslatableMessage;</text:p>
      <text:p text:style-name="Standard"/>
      <text:p text:style-name="Standard"><text:s text:c="16"/>// the first argument is required and it's the original message</text:p>
      <text:p text:style-name="Standard"><text:s text:c="16"/>$message = new TranslatableMessage('Symfony is great!');</text:p>
      <text:p text:style-name="Standard"/>
      <text:p text:style-name="Standard"><text:s text:c="16"/>// the optional third argument is the translation domain</text:p>
      <text:p text:style-name="Standard"><text:s text:c="14"/>$status = new TranslatableMessage('order.status', ['%status%' =&gt; $order-&gt;getStatus()], '</text:p>
      <text:p text:style-name="Standard"/>
      <text:p text:style-name="Standard"/>
      <text:p text:style-name="Standard"><text:s text:c="13"/>Template or view packages</text:p>
      <text:p text:style-name="Standard"/>
      <text:p text:style-name="Standard"><text:s text:c="13"/>Templates are now much simpler because you can pass translatable objects to the trans filter:</text:p>
      <text:p text:style-name="Standard"/>
      <text:p text:style-name="Standard"><text:s text:c="13"/>&lt;h1&gt;{{ message|trans }}&lt;/h1&gt;</text:p>
      <text:p text:style-name="Standard"><text:s text:c="13"/>&lt;p&gt;{{ status|trans }}&lt;/p&gt;</text:p>
      <text:p text:style-name="Standard"/>
      <text:p text:style-name="Standard"/>
      <text:p text:style-name="Standard"><text:s text:c="11"/>=&gt;There's also a function called t(), available both in Twig and PHP, as a shortcut to create translatable objects.</text:p>
      <text:p text:style-name="Standard"/>
      <text:p text:style-name="Standard"/>
      <text:p text:style-name="Standard"/>
      <text:p text:style-name="Standard"><text:s text:c="2"/>=&gt;Translations in Templates</text:p>
      <text:p text:style-name="Standard"/>
      <text:p text:style-name="Standard"/>
      <text:p text:style-name="Standard"><text:s text:c="12"/>=&gt;Most of the time, translation occurs in templates. Symfony provides native support for both Twig and PHP templates.</text:p>
      <text:p text:style-name="Standard"/>
      <text:p text:style-name="Standard"/>
      <text:p text:style-name="Standard"><text:s text:c="12"/>=&gt;Using Twig Filters</text:p>
      <text:p text:style-name="Standard"/>
      <text:p text:style-name="Standard"><text:s text:c="16"/>=&gt;The trans filter can be used to translate variable texts and complex expressions:</text:p>
      <text:p text:style-name="Standard"/>
      <text:p text:style-name="Standard"><text:s text:c="16"/>{{ message|trans }}</text:p>
      <text:p text:style-name="Standard"><text:soft-page-break/></text:p>
      <text:p text:style-name="Standard"><text:s text:c="16"/>{{ message|trans({'%name%': 'Fabien'}, 'app') }}</text:p>
      <text:p text:style-name="Standard"/>
      <text:p text:style-name="Standard"/>
      <text:p text:style-name="Standard"><text:s text:c="13"/>=&gt;By default, the translated messages are output escaped; apply the raw filter after the translation filter to avoid the automatic escaping:</text:p>
      <text:p text:style-name="Standard"/>
      <text:p text:style-name="Standard"><text:s text:c="16"/>Example</text:p>
      <text:p text:style-name="Standard"/>
      <text:p text:style-name="Standard"><text:s text:c="20"/>{% set message = '&lt;h3&gt;foo&lt;/h3&gt;' %}</text:p>
      <text:p text:style-name="Standard"><text:s text:c="20"/>{{ message|trans|raw }}</text:p>
      <text:p text:style-name="Standard"><text:s text:c="20"/>{{ '&lt;h3&gt;bar&lt;/h3&gt;'|trans|raw }}</text:p>
      <text:p text:style-name="Standard"/>
      <text:p text:style-name="Standard"><text:s text:c="10"/>=&gt;Using Twig Tags</text:p>
      <text:p text:style-name="Standard"/>
      <text:p text:style-name="Standard"><text:s text:c="16"/>{% trans %}Hello %name%{% endtrans %}</text:p>
      <text:p text:style-name="Standard"/>
      <text:p text:style-name="Standard"><text:s text:c="16"/>=&gt;If you need to use the percent character (%) in a string, escape it by doubling it: {% trans %}Percent: %percent%%%{% endtrans %}</text:p>
      <text:p text:style-name="Standard"/>
      <text:p text:style-name="Standard"/>
      <text:p text:style-name="Standard"><text:s text:c="16"/>More</text:p>
      <text:p text:style-name="Standard"/>
      <text:p text:style-name="Standard"><text:s text:c="16"/>=&gt;{% trans with {'%name%': 'Fabien'} from 'app' %}Hello %name%{% endtrans %}</text:p>
      <text:p text:style-name="Standard"><text:s text:c="16"/>=&gt;{% trans with {'%name%': 'Fabien'} from 'app' into 'fr' %}Hello %name%{% endtrans %}</text:p>
      <text:p text:style-name="Standard"/>
      <text:p text:style-name="Standard"/>
      <text:p text:style-name="Standard"><text:s text:c="2"/>=&gt;Forcing the Translator Locale</text:p>
      <text:p text:style-name="Standard"/>
      <text:p text:style-name="Standard"><text:s text:c="12"/>=&gt;When translating a message, the translator uses the specified locale or the fallback locale if necessary.</text:p>
      <text:p text:style-name="Standard"><text:s text:c="12"/>=&gt;Example</text:p>
      <text:p text:style-name="Standard"/>
      <text:p text:style-name="Standard"><text:s text:c="16"/>$translator-&gt;trans('Symfony is great', locale: 'fr_FR');</text:p>
      <text:p text:style-name="Standard"/>
      <text:p text:style-name="Standard"/>
      <text:p text:style-name="Standard"><text:s text:c="4"/>=&gt;Extracting Translation Contents and Updating Catalogs Automatically</text:p>
      <text:p text:style-name="Standard"/>
      <text:p text:style-name="Standard"><text:s text:c="12"/>=&gt;The most time-consuming task when translating an application is to extract all the template contents to be translated and to keep all the translation files in sync</text:p>
      <text:p text:style-name="Standard"><text:s text:c="12"/>=&gt;Symfony includes a command called translation:extract that helps you with these tasks.</text:p>
      <text:p text:style-name="Standard"/>
      <text:p text:style-name="Standard"><text:s text:c="12"/>command</text:p>
      <text:p text:style-name="Standard"><text:s text:c="16"/>=&gt; php bin/console translation:extract --dump-messages fr</text:p>
      <text:p text:style-name="Standard"><text:s text:c="16"/>=&gt;php bin/console translation:extract --force fr</text:p>
      <text:p text:style-name="Standard"><text:s text:c="16"/>=&gt;php bin/console translation:extract --help</text:p>
      <text:p text:style-name="Standard"/>
      <text:p text:style-name="Standard"/>
      <text:p text:style-name="Standard"><text:s text:c="8"/>=&gt;Templates stored in the templates/ directory (or any other directory defined in the twig.default_path and twig.paths config options);</text:p>
      <text:p text:style-name="Standard"><text:soft-page-break/><text:s text:c="8"/>=&gt;Any PHP file/class that injects or autowires the translator service and makes calls to the trans() method.</text:p>
      <text:p text:style-name="Standard"><text:s text:c="8"/>=&gt;Any PHP file/class stored in the src/ directory that creates Translations using the constructor or the t() method or calls the trans() method.</text:p>
      <text:p text:style-name="Standard"/>
      <text:p text:style-name="Standard"/>
      <text:p text:style-name="Standard"><text:s text:c="3"/>=&gt;Translation Resource/File Names and Locations</text:p>
      <text:p text:style-name="Standard"/>
      <text:p text:style-name="Standard"><text:s text:c="8"/>=&gt;Symfony looks for message files (i.e. translations) in the following default locations:</text:p>
      <text:p text:style-name="Standard"><text:s text:c="8"/>=&gt;the translations/ directory (at the root of the project);</text:p>
      <text:p text:style-name="Standard"><text:s text:c="8"/>=&gt;the translations/ directory inside of any bundle (and also their Resources/translations/ directory, which is no longer recommended for bundles).</text:p>
      <text:p text:style-name="Standard"/>
      <text:p text:style-name="Standard"/>
      <text:p text:style-name="Standard"><text:s text:c="8"/>=&gt;The locations are listed here with the highest priority first. That is, you can override the translation messages of a bundle in the first directory.</text:p>
      <text:p text:style-name="Standard"/>
      <text:p text:style-name="Standard"><text:s text:c="8"/>=&gt;The filename of the translation files is also important: each message file must be named according to the following path: domain.locale.loader:</text:p>
      <text:p text:style-name="Standard"/>
      <text:p text:style-name="Standard"/>
      <text:p text:style-name="Standard"><text:s text:c="8"/>Example</text:p>
      <text:p text:style-name="Standard"/>
      <text:p text:style-name="Standard"><text:s text:c="12"/>domain: The translation domain;</text:p>
      <text:p text:style-name="Standard"><text:s text:c="12"/>locale: The locale that the translations are for (e.g. en_GB, en, etc);</text:p>
      <text:p text:style-name="Standard"><text:s text:c="12"/>loader: How Symfony should load and parse the file (e.g. xlf, php, yaml, etc).</text:p>
      <text:p text:style-name="Standard"/>
      <text:p text:style-name="Standard"><text:s text:c="8"/>=&gt;The loader can be the name of any registered loader. By default, Symfony provides many loaders which are selected based on the following file extensions:</text:p>
      <text:p text:style-name="Standard"/>
      <text:p text:style-name="Standard"/>
      <text:p text:style-name="Standard"><text:s text:c="16"/>.yaml: YAML file (you can also use the .yml file extension);</text:p>
      <text:p text:style-name="Standard"><text:s text:c="16"/>.xlf: XLIFF file (you can also use the .xliff file extension);</text:p>
      <text:p text:style-name="Standard"><text:s text:c="16"/>.php: a PHP file that returns an array with the translations;</text:p>
      <text:p text:style-name="Standard"><text:s text:c="16"/>.csv: CSV file;</text:p>
      <text:p text:style-name="Standard"><text:s text:c="16"/>.json: JSON file;</text:p>
      <text:p text:style-name="Standard"><text:s text:c="16"/>.ini: INI file;</text:p>
      <text:p text:style-name="Standard"><text:s text:c="16"/>.dat, .res: ICU resource bundle;</text:p>
      <text:p text:style-name="Standard"><text:s text:c="16"/>.mo: Machine object format;</text:p>
      <text:p text:style-name="Standard"><text:s text:c="16"/>.po: Portable object format;</text:p>
      <text:p text:style-name="Standard"><text:s text:c="16"/>.qt: QT Translations TS XML file;</text:p>
      <text:p text:style-name="Standard"/>
      <text:p text:style-name="Standard"/>
      <text:p text:style-name="Standard"><text:s text:c="8"/>=&gt;Each time you create a new message catalog (or install a bundle that includes a translation catalog), be sure to clear your cache so that Symfony can discover the new translation resources:</text:p>
      <text:p text:style-name="Standard"/>
      <text:p text:style-name="Standard"><text:s text:c="16"/>php bin/console cache:clear</text:p>
      <text:p text:style-name="Standard"><text:s text:c="9"/>=&gt;You can also store translations in a database; it can be handled by Doctrine through the Translatable Extension or the Translatable Behavior (PHP 5.4+).</text:p>
      <text:p text:style-name="Standard"/>
      <text:p text:style-name="Standard"/>
      <text:p text:style-name="Standard"><text:s text:c="5"/>=&gt;Translation Providers</text:p>
      <text:p text:style-name="Standard"><text:soft-page-break/></text:p>
      <text:p text:style-name="Standard"/>
      <text:p text:style-name="Standard"><text:s text:c="12"/>=&gt;When using external translators to translate your application, you must send them the new contents to translate frequently and merge the results back in the application.</text:p>
      <text:p text:style-name="Standard"><text:s text:c="12"/>=&gt;Instead of doing this manually, Symfony provides integration with several third-party translation services</text:p>
      <text:p text:style-name="Standard"/>
      <text:p text:style-name="Standard"/>
      <text:p text:style-name="Standard"><text:s text:c="5"/>=&gt;Installing and Configuring a Third Party Provider</text:p>
      <text:p text:style-name="Standard"/>
      <text:p text:style-name="Standard"><text:s text:c="12"/>=&gt;Before pushing/pulling translations to a third-party provider, you must install the package that provides integration with that provider:</text:p>
      <text:p text:style-name="Standard"/>
      <text:p text:style-name="Standard"><text:s text:c="12"/>=&gt;Crowdin</text:p>
      <text:p text:style-name="Standard"><text:s text:c="20"/>composer require symfony/crowdin-translation-provider</text:p>
      <text:p text:style-name="Standard"><text:s text:c="11"/>=&gt;Loco (localise.biz)</text:p>
      <text:p text:style-name="Standard"><text:s text:c="20"/><text:tab/>composer require symfony/loco-translation-provider</text:p>
      <text:p text:style-name="Standard"/>
      <text:p text:style-name="Standard"><text:s text:c="11"/>=&gt;Lokalise</text:p>
      <text:p text:style-name="Standard"><text:s text:c="16"/>composer require symfony/lokalise-translation-provider</text:p>
      <text:p text:style-name="Standard"/>
      <text:p text:style-name="Standard"/>
      <text:p text:style-name="Standard"/>
      <text:p text:style-name="Standard"><text:s text:c="9"/>You'll now have a new line in your .env file that you can uncomment:</text:p>
      <text:p text:style-name="Standard"/>
      <text:p text:style-name="Standard"><text:s text:c="12"/>LOCO_DSN=loco://API_KEY@default</text:p>
      <text:p text:style-name="Standard"/>
      <text:p text:style-name="Standard"><text:s text:c="8"/>Configuration <text:s/>Yaml setting</text:p>
      <text:p text:style-name="Standard"/>
      <text:p text:style-name="Standard"><text:s text:c="9"/># config/packages/translation.yaml</text:p>
      <text:p text:style-name="Standard"><text:s text:c="12"/>framework:</text:p>
      <text:p text:style-name="Standard"><text:s text:c="16"/>translator:</text:p>
      <text:p text:style-name="Standard"><text:s text:c="20"/>providers:</text:p>
      <text:p text:style-name="Standard"><text:s text:c="24"/>loco:</text:p>
      <text:p text:style-name="Standard"><text:s text:c="28"/>dsn: '%env(LOCO_DSN)%'</text:p>
      <text:p text:style-name="Standard"><text:s text:c="28"/>domains: ['messages']</text:p>
      <text:p text:style-name="Standard"><text:s text:c="28"/>locales: ['en', 'fr']</text:p>
      <text:p text:style-name="Standard"/>
      <text:p text:style-name="Standard"><text:s text:c="5"/>=&gt; Pushing and Pulling Translations</text:p>
      <text:p text:style-name="Standard"/>
      <text:p text:style-name="Standard"/>
      <text:p text:style-name="Standard"><text:s text:c="12"/>=&gt;After configuring the credentials to access the translation provider, you can now use the following commands to push (upload) and pull (download) translations:</text:p>
      <text:p text:style-name="Standard"/>
      <text:p text:style-name="Standard"><text:s text:c="12"/>push command</text:p>
      <text:p text:style-name="Standard"><text:s text:c="20"/>1.php bin/console translation:push loco --force</text:p>
      <text:p text:style-name="Standard"><text:s text:c="20"/>2.php bin/console translation:push loco --locales fr --domains validators</text:p>
      <text:p text:style-name="Standard"><text:s text:c="20"/>3.php bin/console translation:push --help</text:p>
      <text:p text:style-name="Standard"/>
      <text:p text:style-name="Standard"><text:s text:c="12"/>pull command</text:p>
      <text:p text:style-name="Standard"/>
      <text:p text:style-name="Standard"><text:s text:c="20"/>1.php bin/console translation:pull loco --force</text:p>
      <text:p text:style-name="Standard"><text:soft-page-break/><text:s text:c="20"/>2.php bin/console translation:pull --help</text:p>
      <text:p text:style-name="Standard"/>
      <text:p text:style-name="Standard"><text:s text:c="2"/>=&gt;Handling the User's Locale</text:p>
      <text:p text:style-name="Standard"/>
      <text:p text:style-name="Standard"><text:s text:c="12"/>=&gt;Translating happens based on the user's locale. The locale of the current user is stored in the request and is accessible via the Request object:</text:p>
      <text:p text:style-name="Standard"/>
      <text:p text:style-name="Standard"><text:s text:c="12"/>Example</text:p>
      <text:p text:style-name="Standard"/>
      <text:p text:style-name="Standard"><text:s text:c="16"/>use Symfony\Component\HttpFoundation\Request;</text:p>
      <text:p text:style-name="Standard"/>
      <text:p text:style-name="Standard"><text:s text:c="16"/>public function index(Request $request)</text:p>
      <text:p text:style-name="Standard"><text:s text:c="16"/>{</text:p>
      <text:p text:style-name="Standard"><text:s text:c="20"/>$locale = $request-&gt;getLocale();</text:p>
      <text:p text:style-name="Standard"><text:s text:c="16"/>}</text:p>
      <text:p text:style-name="Standard"/>
      <text:p text:style-name="Standard"><text:s text:c="16"/>To set the user's locale, you may want to create a custom event listener so that it's set before any other parts of the system (i.e. the translator) need it:</text:p>
      <text:p text:style-name="Standard"/>
      <text:p text:style-name="Standard"><text:s text:c="15"/>public function onKernelRequest(RequestEvent $event)</text:p>
      <text:p text:style-name="Standard"><text:s text:c="16"/>{</text:p>
      <text:p text:style-name="Standard"><text:s text:c="20"/>$request = $event-&gt;getRequest();</text:p>
      <text:p text:style-name="Standard"/>
      <text:p text:style-name="Standard"><text:s text:c="20"/>// some logic to determine the $locale</text:p>
      <text:p text:style-name="Standard"><text:s text:c="20"/>$request-&gt;setLocale($locale);</text:p>
      <text:p text:style-name="Standard"><text:s text:c="16"/>}</text:p>
      <text:p text:style-name="Standard"/>
      <text:p text:style-name="Standard"><text:s text:c="4"/>=&gt;The Locale and the URL</text:p>
      <text:p text:style-name="Standard"/>
      <text:p text:style-name="Standard"><text:s text:c="12"/>=&gt;Since you can store the locale of the user in the session, it may be tempting to use the same URL to display a resource in different languages based on the user's locale.</text:p>
      <text:p text:style-name="Standard"/>
      <text:p text:style-name="Standard"><text:s text:c="12"/>=&gt;routing example</text:p>
      <text:p text:style-name="Standard"/>
      <text:p text:style-name="Standard"><text:s text:c="16"/>route.yaml</text:p>
      <text:p text:style-name="Standard"/>
      <text:p text:style-name="Standard"><text:s text:c="20"/># config/routes.yaml</text:p>
      <text:p text:style-name="Standard"><text:s text:c="20"/>contact:</text:p>
      <text:p text:style-name="Standard"><text:s text:c="24"/>path: <text:s text:c="6"/>/{_locale}/contact</text:p>
      <text:p text:style-name="Standard"><text:s text:c="24"/>controller: App\Controller\ContactController::index</text:p>
      <text:p text:style-name="Standard"><text:s text:c="24"/>requirements:</text:p>
      <text:p text:style-name="Standard"><text:s text:c="28"/>_locale: en|fr|de</text:p>
      <text:p text:style-name="Standard"/>
      <text:p text:style-name="Standard"><text:s text:c="4"/>=&gt; <text:s/>Setting a Default Locale</text:p>
      <text:p text:style-name="Standard"><text:s text:c="12"/>&gt;default_locale</text:p>
      <text:p text:style-name="Standard"><text:s text:c="12"/># config/packages/translation.yaml</text:p>
      <text:p text:style-name="Standard"><text:s text:c="16"/>framework:</text:p>
      <text:p text:style-name="Standard"><text:s text:c="20"/>default_locale: en</text:p>
      <text:p text:style-name="Standard"/>
      <text:p text:style-name="Standard"><text:s text:c="4"/>=&gt;Fallback Translation Locales</text:p>
      <text:p text:style-name="Standard"/>
      <text:p text:style-name="Standard"/>
      <text:p text:style-name="Standard"><text:soft-page-break/><text:s text:c="12"/>=&gt;Imagine that the user's locale is es_AR and that you're translating the key Symfony is great. To find the Spanish translation, Symfony actually checks translation resources for several locales:</text:p>
      <text:p text:style-name="Standard"/>
      <text:p text:style-name="Standard"><text:s text:c="12"/>=&gt;First, Symfony looks for the translation in a es_AR (Argentinean Spanish) translation resource (e.g. messages.es_AR.yaml);</text:p>
      <text:p text:style-name="Standard"><text:s text:c="12"/>=&gt;If the translation still isn't found, Symfony uses the fallbacks option, which can be configured as follows:</text:p>
      <text:p text:style-name="Standard"/>
      <text:p text:style-name="Standard"/>
      <text:p text:style-name="Standard"><text:s text:c="16"/>Example</text:p>
      <text:p text:style-name="Standard"/>
      <text:p text:style-name="Standard"><text:s text:c="24"/># config/packages/translation.yaml</text:p>
      <text:p text:style-name="Standard"/>
      <text:p text:style-name="Standard"><text:s text:c="28"/>framework:</text:p>
      <text:p text:style-name="Standard"><text:s text:c="32"/>translator:</text:p>
      <text:p text:style-name="Standard"><text:s text:c="36"/>fallbacks: ['en']</text:p>
      <text:p text:style-name="Standard"/>
      <text:p text:style-name="Standard"><text:s text:c="4"/>=&gt;Switch Locale Programmatically</text:p>
      <text:p text:style-name="Standard"/>
      <text:p text:style-name="Standard"><text:s text:c="8"/>=&gt;Sometimes you need to change the locale of the application dynamically just to run some code. Imagine a console command that renders Twig templates of emails in different languages. You need to change the locale only to render those templates.</text:p>
      <text:p text:style-name="Standard"/>
      <text:p text:style-name="Standard"><text:s text:c="8"/>=&gt;The LocaleSwitcher class allows you to change at once the locale of:</text:p>
      <text:p text:style-name="Standard"/>
      <text:p text:style-name="Standard"><text:s text:c="8"/>=&gt;\Locale::setDefault();</text:p>
      <text:p text:style-name="Standard"/>
      <text:p text:style-name="Standard"><text:s text:c="8"/>Example</text:p>
      <text:p text:style-name="Standard"/>
      <text:p text:style-name="Standard"><text:s text:c="12"/>use Symfony\Component\Translation\LocaleSwitcher;</text:p>
      <text:p text:style-name="Standard"/>
      <text:p text:style-name="Standard"><text:s text:c="12"/>class SomeService</text:p>
      <text:p text:style-name="Standard"><text:s text:c="12"/>{</text:p>
      <text:p text:style-name="Standard"><text:s text:c="16"/>private LocaleSwitcher $localeSwitcher;</text:p>
      <text:p text:style-name="Standard"/>
      <text:p text:style-name="Standard"><text:s text:c="16"/>public function __construct(LocaleSwitcher $localeSwitcher)</text:p>
      <text:p text:style-name="Standard"><text:s text:c="16"/>{</text:p>
      <text:p text:style-name="Standard"><text:s text:c="20"/>$this-&gt;localeSwitcher = $localeSwitcher;</text:p>
      <text:p text:style-name="Standard"><text:s text:c="16"/>}</text:p>
      <text:p text:style-name="Standard"/>
      <text:p text:style-name="Standard"><text:s text:c="16"/>public function someMethod()</text:p>
      <text:p text:style-name="Standard"><text:s text:c="16"/>{</text:p>
      <text:p text:style-name="Standard"><text:s text:c="20"/>// you can get the current application locale like this:</text:p>
      <text:p text:style-name="Standard"><text:s text:c="20"/>$currentLocale = $this-&gt;localeSwitcher-&gt;getLocale();</text:p>
      <text:p text:style-name="Standard"/>
      <text:p text:style-name="Standard"><text:s text:c="20"/>// you can set the locale for the entire application like this:</text:p>
      <text:p text:style-name="Standard"><text:s text:c="20"/>// (from now on, the application will use 'fr' (French) as the</text:p>
      <text:p text:style-name="Standard"><text:s text:c="20"/>// locale; including the default locale used to translate Twig templates)</text:p>
      <text:p text:style-name="Standard"><text:s text:c="20"/>$this-&gt;localeSwitcher-&gt;setLocale('fr');</text:p>
      <text:p text:style-name="Standard"/>
      <text:p text:style-name="Standard"><text:s text:c="20"/>// reset the current locale of your application to the configured default locale</text:p>
      <text:p text:style-name="Standard"><text:soft-page-break/><text:s text:c="20"/>// in config/packages/translation.yaml, by option 'default_locale'</text:p>
      <text:p text:style-name="Standard"><text:s text:c="20"/>$this-&gt;localeSwitcher-&gt;reset();</text:p>
      <text:p text:style-name="Standard"/>
      <text:p text:style-name="Standard"><text:s text:c="20"/>// you can also run some code with a certain locale, without</text:p>
      <text:p text:style-name="Standard"><text:s text:c="20"/>// changing the locale for the rest of the application</text:p>
      <text:p text:style-name="Standard"><text:s text:c="20"/>$this-&gt;localeSwitcher-&gt;runWithLocale('es', function() {</text:p>
      <text:p text:style-name="Standard"/>
      <text:p text:style-name="Standard"><text:s text:c="24"/>// e.g. render here some Twig templates using 'es' (Spanish) locale</text:p>
      <text:p text:style-name="Standard"/>
      <text:p text:style-name="Standard"><text:s text:c="20"/>});</text:p>
      <text:p text:style-name="Standard"/>
      <text:p text:style-name="Standard"><text:s text:c="20"/>// ...</text:p>
      <text:p text:style-name="Standard"><text:s text:c="16"/>}</text:p>
      <text:p text:style-name="Standard"><text:s text:c="12"/>}</text:p>
      <text:p text:style-name="Standard"/>
      <text:p text:style-name="Standard"/>
      <text:p text:style-name="Standard"/>
      <text:p text:style-name="Standard"/>
      <text:p text:style-name="Standard">=&gt;How to Find Missing or Unused Translation Messages</text:p>
      <text:p text:style-name="Standard"/>
      <text:p text:style-name="Standard"><text:s text:c="8"/>=&gt;When you work with many translation messages in different languages, it can be hard to keep track which translations are missing and which are not used anymore</text:p>
      <text:p text:style-name="Standard"><text:s text:c="8"/>=&gt;The debug:translation command helps you to find these missing or unused translation messages templates:</text:p>
      <text:p text:style-name="Standard"/>
      <text:p text:style-name="Standard"><text:s text:c="8"/>Example</text:p>
      <text:p text:style-name="Standard"/>
      <text:p text:style-name="Standard"><text:s text:c="12"/>{% set message = 'Symfony is great' %}</text:p>
      <text:p text:style-name="Standard"/>
      <text:p text:style-name="Standard"><text:s text:c="12"/>{{ message|trans }}</text:p>
      <text:p text:style-name="Standard"/>
      <text:p text:style-name="Standard"/>
      <text:p text:style-name="Standard"><text:s text:c="12"/>Example file</text:p>
      <text:p text:style-name="Standard"/>
      <text:p text:style-name="Standard"><text:s text:c="12"/># translations/messages.fr.yaml</text:p>
      <text:p text:style-name="Standard"><text:s text:c="12"/>Symfony is great: J'aime Symfony</text:p>
      <text:p text:style-name="Standard"/>
      <text:p text:style-name="Standard"/>
      <text:p text:style-name="Standard"><text:s text:c="10"/># translations/messages.en.yaml</text:p>
      <text:p text:style-name="Standard"><text:s text:c="12"/>Symfony is great: Symfony is great</text:p>
      <text:p text:style-name="Standard"/>
      <text:p text:style-name="Standard"/>
      <text:p text:style-name="Standard"/>
      <text:p text:style-name="Standard"><text:s text:c="12"/>command to check unuser and missing Message</text:p>
      <text:p text:style-name="Standard"/>
      <text:p text:style-name="Standard"><text:s text:c="12"/>php bin/console debug:translation fr</text:p>
      <text:p text:style-name="Standard"/>
      <text:p text:style-name="Standard"><text:s text:c="12"/>=&gt;It shows you a table with the result when translating the message in the fr locale and the result when the fallback locale en would be used.</text:p>
      <text:p text:style-name="Standard"/>
      <text:p text:style-name="Standard"><text:s text:c="12"/>=&gt;If you delete the message Symfony is great from your translation file for the fr locale and run the command, you will get:</text:p>
      <text:p text:style-name="Standard"><text:soft-page-break/></text:p>
      <text:p text:style-name="Standard"><text:s text:c="12"/>Example</text:p>
      <text:p text:style-name="Standard"/>
      <text:p text:style-name="Standard"><text:s text:c="13"/>php bin/console debug:translation fr</text:p>
      <text:p text:style-name="Standard"/>
      <text:p text:style-name="Standard"><text:s text:c="13"/>missing <text:s text:c="3"/>Symfony is great <text:s text:c="3"/>Symfony is great <text:s text:c="7"/>Symfony is great</text:p>
      <text:p text:style-name="Standard"/>
      <text:p text:style-name="Standard"/>
      <text:p text:style-name="Standard"><text:s text:c="13"/>=&gt;If you copy the content of the translation file in the en locale to the translation file in the fr locale and run the command, you will get:</text:p>
      <text:p text:style-name="Standard"/>
      <text:p text:style-name="Standard"><text:s text:c="14"/>fallback <text:s text:c="3"/>Symfony is great <text:s text:c="3"/>Symfony is great <text:s text:c="7"/>Symfony is great</text:p>
      <text:p text:style-name="Standard"/>
      <text:p text:style-name="Standard"><text:s text:c="12"/>=&gt;When the application has a lot of messages, it is useful to display only the unused or only the missing messages, by using the --only-unused or --only-missing options:</text:p>
      <text:p text:style-name="Standard"/>
      <text:p text:style-name="Standard"><text:s text:c="12"/>php bin/console debug:translation en --only-unused</text:p>
      <text:p text:style-name="Standard"><text:s text:c="12"/>php bin/console debug:translation en --only-missing</text:p>
      <text:p text:style-name="Standard"/>
      <text:p text:style-name="Standard"/>
      <text:p text:style-name="Standard"><text:s text:c="4"/>=&gt;Debug Command Exit Codes</text:p>
      <text:p text:style-name="Standard"/>
      <text:p text:style-name="Standard"><text:s text:c="12"/>The exit code of the debug:translation command changes depending on the status of the translations.</text:p>
      <text:p text:style-name="Standard"/>
      <text:p text:style-name="Standard"><text:s text:c="12"/>use Symfony\Bundle\FrameworkBundle\Command\TranslationDebugCommand;</text:p>
      <text:p text:style-name="Standard"/>
      <text:p text:style-name="Standard"><text:s text:c="12"/>TranslationDebugCommand::EXIT_CODE_GENERAL_ERROR;</text:p>
      <text:p text:style-name="Standard"/>
      <text:p text:style-name="Standard"><text:s text:c="12"/>// there are missing translations</text:p>
      <text:p text:style-name="Standard"><text:s text:c="12"/>TranslationDebugCommand::EXIT_CODE_MISSING;</text:p>
      <text:p text:style-name="Standard"/>
      <text:p text:style-name="Standard"><text:s text:c="12"/>// there are unused translations</text:p>
      <text:p text:style-name="Standard"><text:s text:c="12"/>TranslationDebugCommand::EXIT_CODE_UNUSED;</text:p>
      <text:p text:style-name="Standard"/>
      <text:p text:style-name="Standard"><text:s text:c="12"/>// some translations are using the fallback translation</text:p>
      <text:p text:style-name="Standard"><text:s text:c="12"/>TranslationDebugCommand::EXIT_CODE_FALLBACK;</text:p>
      <text:p text:style-name="Standard"/>
      <text:p text:style-name="Standard"/>
      <text:p text:style-name="Standard"><text:s text:c="4"/>=&gt;How to Find Errors in Translation Files</text:p>
      <text:p text:style-name="Standard"/>
      <text:p text:style-name="Standard"/>
      <text:p text:style-name="Standard"><text:s text:c="12"/>=&gt;Symfony processes all the application translation files as part of the process that compiles the application code before executing it.</text:p>
      <text:p text:style-name="Standard"/>
      <text:p text:style-name="Standard"><text:s text:c="12"/>=&gt; If there's an error in any translation file, you'll see an error message explaining the problem.</text:p>
      <text:p text:style-name="Standard"><text:s text:c="12"/>=&gt; If you prefer, you can also validate the contents of any YAML and XLIFF translation file using the lint:yaml and lint:xliff commands:</text:p>
      <text:p text:style-name="Standard"/>
      <text:p text:style-name="Standard"><text:s text:c="12"/>Example</text:p>
      <text:p text:style-name="Standard"/>
      <text:p text:style-name="Standard"><text:soft-page-break/><text:s text:c="12"/>php bin/console lint:yaml translations/mess ages.en.yaml</text:p>
      <text:p text:style-name="Standard"><text:s text:c="12"/>php bin/console lint:xliff translations/messages.en.xlf</text:p>
      <text:p text:style-name="Standard"/>
      <text:p text:style-name="Standard"><text:s text:c="2"/>=&gt;The linter results can be exported to JSON using the --format option:</text:p>
      <text:p text:style-name="Standard"/>
      <text:p text:style-name="Standard"><text:s text:c="12"/>php bin/console lint:yaml translations/ --format=json</text:p>
      <text:p text:style-name="Standard"><text:s text:c="12"/>php bin/console lint:xliff translations/ --format=json</text:p>
      <text:p text:style-name="Standard"/>
      <text:p text:style-name="Standard"/>
      <text:p text:style-name="Standard"><text:s/>=&gt;Abstract messages in your application by wrapping each in the trans() metho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7T18:33:44.513390401</meta:creation-date>
    <dc:date>2023-02-17T18:35:04.278181165</dc:date>
    <meta:editing-duration>PT1M20S</meta:editing-duration>
    <meta:editing-cycles>1</meta:editing-cycles>
    <meta:document-statistic meta:table-count="0" meta:image-count="0" meta:object-count="0" meta:page-count="12" meta:paragraph-count="289" meta:word-count="2245" meta:character-count="19931" meta:non-whitespace-character-count="13968"/>
    <meta:generator>LibreOffice/7.3.7.2$Linux_X86_64 LibreOffice_project/30$Build-2</meta:generator>
  </office:meta>
</office:document-meta>
</file>